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MercuryTextG4-Italic" svg:font-family="MercuryTextG4-Italic" style:font-family-generic="roman"/>
    <style:font-face style:name="MercuryTextG4-Roman" svg:font-family="MercuryTextG4-Roman" style:font-family-generic="roman"/>
    <style:font-face style:name="MercuryTextG4-Semibold" svg:font-family="MercuryTextG4-Semibold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ce59"/>
    </style:style>
    <style:style style:name="P2" style:family="paragraph" style:parent-style-name="Standard">
      <style:text-properties officeooo:paragraph-rsid="000ace59" fo:background-color="transparent"/>
    </style:style>
    <style:style style:name="P3" style:family="paragraph" style:parent-style-name="Standard">
      <style:text-properties officeooo:paragraph-rsid="000f7a6b"/>
    </style:style>
    <style:style style:name="P4" style:family="paragraph" style:parent-style-name="Standard">
      <style:text-properties officeooo:rsid="000ace59" officeooo:paragraph-rsid="000ace59" fo:background-color="#ff0000"/>
    </style:style>
    <style:style style:name="P5" style:family="paragraph" style:parent-style-name="Standard">
      <style:text-properties officeooo:rsid="000ace59" officeooo:paragraph-rsid="000ace59"/>
    </style:style>
    <style:style style:name="P6" style:family="paragraph" style:parent-style-name="Standard">
      <style:text-properties officeooo:rsid="000ace59" officeooo:paragraph-rsid="000f7a6b"/>
    </style:style>
    <style:style style:name="P7" style:family="paragraph" style:parent-style-name="Standard">
      <style:text-properties officeooo:rsid="000ace59" officeooo:paragraph-rsid="0016df56"/>
    </style:style>
    <style:style style:name="P8" style:family="paragraph" style:parent-style-name="Standard">
      <style:text-properties officeooo:rsid="000f7a6b" officeooo:paragraph-rsid="000f7a6b" fo:background-color="#ff00ff"/>
    </style:style>
    <style:style style:name="P9" style:family="paragraph" style:parent-style-name="Standard">
      <style:text-properties officeooo:rsid="000f7a6b" officeooo:paragraph-rsid="000f7a6b"/>
    </style:style>
    <style:style style:name="P10" style:family="paragraph" style:parent-style-name="Standard">
      <style:text-properties officeooo:rsid="000ace59" officeooo:paragraph-rsid="000ace59" fo:background-color="#ffff00"/>
    </style:style>
    <style:style style:name="P11" style:family="paragraph" style:parent-style-name="Standard">
      <style:text-properties officeooo:rsid="000ace59" officeooo:paragraph-rsid="000ace59" fo:background-color="#00ff00"/>
    </style:style>
    <style:style style:name="P12" style:family="paragraph" style:parent-style-name="Standard">
      <style:text-properties officeooo:rsid="000dbdd1" officeooo:paragraph-rsid="000ace59"/>
    </style:style>
    <style:style style:name="P13" style:family="paragraph" style:parent-style-name="Standard">
      <style:text-properties officeooo:rsid="000dbdd1" officeooo:paragraph-rsid="000f7a6b"/>
    </style:style>
    <style:style style:name="P14" style:family="paragraph" style:parent-style-name="Standard">
      <style:text-properties officeooo:rsid="000c1195" officeooo:paragraph-rsid="000c1195" fo:background-color="#00ffff"/>
    </style:style>
    <style:style style:name="P15" style:family="paragraph" style:parent-style-name="Standard">
      <style:text-properties officeooo:rsid="000c1195" officeooo:paragraph-rsid="000c1195"/>
    </style:style>
    <style:style style:name="P16" style:family="paragraph" style:parent-style-name="Standard">
      <style:paragraph-properties fo:text-align="start" style:justify-single-word="false"/>
      <style:text-properties officeooo:paragraph-rsid="0016df56"/>
    </style:style>
    <style:style style:name="P17" style:family="paragraph" style:parent-style-name="Standard">
      <style:text-properties officeooo:paragraph-rsid="00166b1d"/>
    </style:style>
    <style:style style:name="P18" style:family="paragraph" style:parent-style-name="Standard">
      <style:text-properties officeooo:paragraph-rsid="0016df56"/>
    </style:style>
    <style:style style:name="P19" style:family="paragraph" style:parent-style-name="Standard">
      <style:paragraph-properties fo:text-align="start" style:justify-single-word="false"/>
      <style:text-properties fo:color="#ff00ff" officeooo:paragraph-rsid="00166b1d"/>
    </style:style>
    <style:style style:name="P20" style:family="paragraph" style:parent-style-name="Standard">
      <style:text-properties fo:color="#ff00ff" officeooo:rsid="000ace59" officeooo:paragraph-rsid="00166b1d" fo:background-color="transparent"/>
    </style:style>
    <style:style style:name="P21" style:family="paragraph" style:parent-style-name="Standard">
      <style:paragraph-properties fo:text-align="start" style:justify-single-word="false"/>
      <style:text-properties fo:color="#ff00ff" style:font-name="MercuryTextG4-Roman" fo:font-size="9pt" style:font-size-asian="9pt"/>
    </style:style>
    <style:style style:name="P22" style:family="paragraph" style:parent-style-name="Standard">
      <style:paragraph-properties fo:text-align="start" style:justify-single-word="false"/>
      <style:text-properties fo:color="#ff00ff" style:font-name="MercuryTextG4-Roman" fo:font-size="9pt" officeooo:paragraph-rsid="00166b1d" style:font-size-asian="9pt"/>
    </style:style>
    <style:style style:name="P23" style:family="paragraph" style:parent-style-name="Standard">
      <style:paragraph-properties fo:text-align="start" style:justify-single-word="false"/>
      <style:text-properties fo:color="#ff00ff" style:font-name="MercuryTextG4-Roman" fo:font-size="9pt" officeooo:paragraph-rsid="0016df56" style:font-size-asian="9pt"/>
    </style:style>
    <style:style style:name="P24" style:family="paragraph" style:parent-style-name="Standard">
      <style:paragraph-properties fo:text-align="start" style:justify-single-word="false"/>
      <style:text-properties fo:color="#ff00ff" style:font-name="MercuryTextG4-Roman" fo:font-size="9pt" officeooo:rsid="000ace59" officeooo:paragraph-rsid="00166b1d" style:font-size-asian="9pt"/>
    </style:style>
    <style:style style:name="P25" style:family="paragraph" style:parent-style-name="Standard">
      <style:text-properties fo:color="#ff00ff" style:font-name="MercuryTextG4-Roman" fo:font-size="9pt" officeooo:paragraph-rsid="00166b1d" style:font-size-asian="9pt"/>
    </style:style>
    <style:style style:name="P26" style:family="paragraph" style:parent-style-name="Standard">
      <style:paragraph-properties fo:text-align="start" style:justify-single-word="false"/>
      <style:text-properties fo:color="#ff00ff" style:font-name="MercuryTextG4-Italic" fo:font-size="9pt" fo:font-style="italic" officeooo:paragraph-rsid="00166b1d" style:font-size-asian="9pt" style:font-style-asian="italic"/>
    </style:style>
    <style:style style:name="P27" style:family="paragraph" style:parent-style-name="Standard">
      <style:paragraph-properties fo:text-align="start" style:justify-single-word="false"/>
      <style:text-properties fo:color="#ff00ff" style:font-name="MercuryTextG4-Semibold" fo:font-size="9pt" style:font-size-asian="9pt"/>
    </style:style>
    <style:style style:name="P28" style:family="paragraph" style:parent-style-name="Standard">
      <style:text-properties officeooo:paragraph-rsid="00171a34"/>
    </style:style>
    <style:style style:name="P29" style:family="paragraph" style:parent-style-name="Standard">
      <style:paragraph-properties fo:text-align="start" style:justify-single-word="false"/>
      <style:text-properties style:font-name="MercuryTextG4-Roman" fo:font-size="9pt" style:font-size-asian="9pt"/>
    </style:style>
    <style:style style:name="P30" style:family="paragraph" style:parent-style-name="Standard">
      <style:text-properties officeooo:rsid="00166b1d" officeooo:paragraph-rsid="0016df56"/>
    </style:style>
    <style:style style:name="P31" style:family="paragraph" style:parent-style-name="PL-Heading">
      <style:text-properties officeooo:paragraph-rsid="0010cbbb"/>
    </style:style>
    <style:style style:name="P32" style:family="paragraph" style:parent-style-name="PL-Heading">
      <style:text-properties officeooo:paragraph-rsid="0016df56"/>
    </style:style>
    <style:style style:name="P33" style:family="paragraph" style:parent-style-name="Standard">
      <style:paragraph-properties style:writing-mode="lr-tb"/>
      <style:text-properties style:font-name="sans-serif" fo:font-size="9.75pt"/>
    </style:style>
    <style:style style:name="P34" style:family="paragraph" style:parent-style-name="PL-Heading">
      <style:paragraph-properties fo:background-color="#e6e6ff">
        <style:background-image/>
      </style:paragraph-properties>
      <style:text-properties officeooo:paragraph-rsid="00166b1d"/>
    </style:style>
    <style:style style:name="P35" style:family="paragraph" style:parent-style-name="PL-Heading">
      <style:paragraph-properties fo:background-color="#e6e6ff">
        <style:background-image/>
      </style:paragraph-properties>
      <style:text-properties officeooo:paragraph-rsid="0016df56"/>
    </style:style>
    <style:style style:name="P36" style:family="paragraph" style:parent-style-name="Standard" style:master-page-name="Standard">
      <style:paragraph-properties style:page-number="auto"/>
      <style:text-properties style:use-window-font-color="true" fo:font-style="normal" officeooo:rsid="001607bd" officeooo:paragraph-rsid="0014423a" fo:background-color="transparent" style:font-style-asian="normal" style:font-style-complex="normal"/>
    </style:style>
    <style:style style:name="P37" style:family="paragraph" style:parent-style-name="Standard">
      <style:text-properties fo:color="#ff00ff" style:font-name="MercuryTextG4-Roman" fo:font-size="9pt" officeooo:paragraph-rsid="00171a34" style:font-size-asian="9pt"/>
    </style:style>
    <style:style style:name="P38" style:family="paragraph" style:parent-style-name="Standard">
      <style:paragraph-properties fo:text-align="start" style:justify-single-word="false"/>
      <style:text-properties fo:color="#ff00ff" style:font-name="MercuryTextG4-Roman" fo:font-size="9pt" style:font-size-asian="9pt"/>
    </style:style>
    <style:style style:name="P39" style:family="paragraph" style:parent-style-name="Standard">
      <style:paragraph-properties fo:text-align="start" style:justify-single-word="false"/>
      <style:text-properties fo:color="#ff00ff" style:font-name="MercuryTextG4-Roman" fo:font-size="9pt" officeooo:paragraph-rsid="001ba17a" style:font-size-asian="9pt"/>
    </style:style>
    <style:style style:name="P40" style:family="paragraph" style:parent-style-name="Standard">
      <style:text-properties fo:color="#ff00ff" style:font-name="MercuryTextG4-Roman" fo:font-size="9pt" officeooo:paragraph-rsid="001ba17a" style:font-size-asian="9pt"/>
    </style:style>
    <style:style style:name="P41" style:family="paragraph" style:parent-style-name="Standard">
      <style:paragraph-properties fo:text-align="start" style:justify-single-word="false"/>
      <style:text-properties fo:color="#ff00ff" style:font-name="MercuryTextG4-Semibold" fo:font-size="9pt" officeooo:paragraph-rsid="001ba17a" style:font-size-asian="9pt"/>
    </style:style>
    <style:style style:name="P42" style:family="paragraph" style:parent-style-name="Standard">
      <style:text-properties officeooo:paragraph-rsid="001ba17a"/>
    </style:style>
    <style:style style:name="P43" style:family="paragraph" style:parent-style-name="Standard">
      <style:paragraph-properties fo:text-align="start" style:justify-single-word="false"/>
      <style:text-properties style:font-name="MercuryTextG4-Roman" fo:font-size="9pt" officeooo:paragraph-rsid="001ba17a" style:font-size-asian="9pt"/>
    </style:style>
    <style:style style:name="P44" style:family="paragraph" style:parent-style-name="PL-Heading">
      <style:text-properties officeooo:rsid="000ace59" officeooo:paragraph-rsid="0016df56"/>
    </style:style>
    <style:style style:name="T1" style:family="text">
      <style:text-properties officeooo:rsid="000ace59"/>
    </style:style>
    <style:style style:name="T2" style:family="text">
      <style:text-properties officeooo:rsid="000c1195"/>
    </style:style>
    <style:style style:name="T3" style:family="text">
      <style:text-properties officeooo:rsid="000dbdd1"/>
    </style:style>
    <style:style style:name="T4" style:family="text">
      <style:text-properties fo:color="#000000"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MercuryTextG4-Roman" fo:font-size="9pt" fo:font-style="normal" style:text-underline-style="none" fo:font-weight="normal" officeooo:rsid="00166b1d" fo:background-color="transparent" style:font-size-asian="9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MercuryTextG4-Roman" fo:font-size="9pt" style:font-size-asian="9pt"/>
    </style:style>
    <style:style style:name="T7" style:family="text">
      <style:text-properties fo:color="#000000" fo:font-size="12pt" fo:font-style="normal" style:text-underline-style="none" fo:font-weight="normal" officeooo:rsid="000ef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fo:font-size="12pt" fo:font-style="normal" style:text-underline-style="none" fo:font-weight="normal" officeooo:rsid="00166b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MercuryTextG4-Roman" fo:font-size="9pt" style:font-size-asian="9pt"/>
    </style:style>
    <style:style style:name="T10" style:family="text">
      <style:text-properties style:font-name="MercuryTextG4-Roman" fo:font-size="9pt" officeooo:rsid="000dbdd1" style:font-size-asian="9pt"/>
    </style:style>
    <style:style style:name="T11" style:family="text">
      <style:text-properties style:font-name="MercuryTextG4-Roman" fo:font-size="9pt" fo:font-style="normal" fo:font-weight="normal" officeooo:rsid="000b6c26" style:font-size-asian="9pt" style:font-style-asian="normal" style:font-weight-asian="normal" style:font-style-complex="normal" style:font-weight-complex="normal"/>
    </style:style>
    <style:style style:name="T12" style:family="text">
      <style:text-properties style:font-name="MercuryTextG4-Roman" fo:font-size="9pt" fo:font-style="normal" style:text-underline-style="none" fo:font-weight="normal" officeooo:rsid="00166b1d" fo:background-color="transparent" style:font-size-asian="9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MercuryTextG4-Roman" fo:font-size="5pt" style:font-size-asian="5pt"/>
    </style:style>
    <style:style style:name="T14" style:family="text">
      <style:text-properties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MercuryTextG4-Italic" fo:font-size="9pt" fo:font-style="italic" style:font-size-asian="9pt" style:font-style-asian="italic"/>
    </style:style>
    <style:style style:name="T16" style:family="text">
      <style:text-properties fo:font-size="12pt" fo:font-style="normal" style:text-underline-style="none" fo:font-weight="normal" officeooo:rsid="00166b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0ef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sans-serif" fo:font-size="9.75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00ff" style:font-name="MercuryTextG4-Roman" fo:font-size="9pt" fo:font-style="normal" style:text-underline-style="none" fo:font-weight="normal" officeooo:rsid="00166b1d" fo:background-color="transparent" style:font-size-asian="9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ff00ff" style:font-name="MercuryTextG4-Roman" fo:font-size="9pt" style:font-size-asian="9pt"/>
    </style:style>
    <style:style style:name="T22" style:family="text">
      <style:text-properties fo:color="#ff00ff"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ff00ff" fo:font-size="12pt" fo:font-style="normal" style:text-underline-style="none" fo:font-weight="normal" officeooo:rsid="000ef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ff00ff" fo:font-size="12pt" fo:font-style="normal" style:text-underline-style="none" fo:font-weight="normal" officeooo:rsid="00166b1d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What it is about...............</text:p>
      <text:p text:style-name="P5"/>
      <text:p text:style-name="P5">computational design as method not tool</text:p>
      <text:p text:style-name="P5">open source as method</text:p>
      <text:p text:style-name="P5">- how do I 'open source'?</text:p>
      <text:p text:style-name="P5">- what is open source anyway?</text:p>
      <text:p text:style-name="P5">- what could/ should it be?</text:p>
      <text:p text:style-name="P5"/>
      <text:p text:style-name="P5">design processes with symbiotic relationship to the practices of open source</text:p>
      <text:p text:style-name="P5"/>
      <text:p text:style-name="P8">social technological context and issues</text:p>
      <text:p text:style-name="P9">- big data [&lt;making data public&gt; and &lt;public making data&gt;]</text:p>
      <text:p text:style-name="P9">- BIM</text:p>
      <text:p text:style-name="P9">- google glasses</text:p>
      <text:p text:style-name="P9">- computational power in mobile phones</text:p>
      <text:p text:style-name="P9">- cloud computing</text:p>
      <text:p text:style-name="P9">- materialisation of digital technology </text:p>
      <text:p text:style-name="P9">- distance between user and power</text:p>
      <text:p text:style-name="P9"/>
      <text:p text:style-name="P8">theoretical context</text:p>
      <text:p text:style-name="P9">- cyborgs and post humanism</text:p>
      <text:p text:style-name="P9">- constructing knowledge</text:p>
      <text:p text:style-name="P9">- science and simulation</text:p>
      <text:p text:style-name="P5"/>
      <text:p text:style-name="P10">required definitions</text:p>
      <text:p text:style-name="P5"/>
      <text:p text:style-name="P1"><text:span text:style-name="T1">methods –</text:span><text:span text:style-name="T2"> processes shaped [knowingly or otherwise] by the use of specific tools and methods</text:span></text:p>
      <text:p text:style-name="P1"><text:span text:style-name="T1">tools </text:span><text:span text:style-name="T2">- software</text:span></text:p>
      <text:p text:style-name="P1"><text:span text:style-name="T1">apparatus </text:span><text:span text:style-name="T2">- machines</text:span></text:p>
      <text:p text:style-name="P5"/>
      <text:p text:style-name="P5">algorithm – the instructions [configurable, buildable, testable, shareable</text:p>
      <text:p text:style-name="P5">interface – models of involvment [what is the interface? What do you learn? What is the residual knowledge?]</text:p>
      <text:p text:style-name="P5">simulation – the construction of scientific knowledge during architectural design. [Spatial, environmental </text:p>
      <text:p text:style-name="P5"/>
      <text:p text:style-name="P11">how to build the open source version of the above?</text:p>
      <text:p text:style-name="P12"/>
      <text:p text:style-name="P5"/>
      <text:p text:style-name="P14">relevant attempts in the field</text:p>
      <text:p text:style-name="P15">wikiplaza - hackitectura</text:p>
      <text:p text:style-name="P15">open source architetcure manifesto</text:p>
      <text:p text:style-name="P15">constant, et al</text:p>
      <text:p text:style-name="P15"/>
      <text:p text:style-name="P6">Urban versioning – usman haque and matthew fuller</text:p>
      <text:p text:style-name="P3"><text:span text:style-name="T1">**</text:span><text:span text:style-name="T3">continuous**collaborative**concurrent**</text:span></text:p>
      <text:p text:style-name="P6">Git hub – social coding</text:p>
      <text:p text:style-name="P13">SimBot BETA</text:p>
      <text:p text:style-name="P5"/>
      <text:p text:style-name="P4">What it is not about...........</text:p>
      <text:p text:style-name="P4"/>
      <text:p text:style-name="P2"><text:soft-page-break/><text:span text:style-name="T1">an attempt to find out some as yet unknown 'truth' about architetcure through computational design </text:span><text:span text:style-name="T1">techniques</text:span></text:p>
      <text:p text:style-name="P5"/>
      <text:p text:style-name="P5">open source tools</text:p>
      <text:p text:style-name="P5">- here is my my code, please to take it</text:p>
      <text:p text:style-name="P5">- skeumorphic design processes and tools</text:p>
      <text:p text:style-name="P5"/>
      <text:p text:style-name="P5">Fab labs – the use of digital tools for 'self-making' or manufacturing</text:p>
      <text:p text:style-name="P5"/>
      <text:p text:style-name="P7"><text:span text:style-name="Emphasis"><text:span text:style-name="T14">- - - - - - - - - - - - - - - - - - - - - - - - - - - - - - - - - - - - - - - - - - - - - - - - - - - - - - - - - - - - - - - - - - - - -</text:span></text:span></text:p>
      <text:p text:style-name="P30">From urban versioning......</text:p>
      <text:p text:style-name="P30"/>
      <text:p text:style-name="P20"><text:span text:style-name="T10">The Free Software Definition</text:span><text:span text:style-name="T13">3 </text:span><text:span text:style-name="T9">states that free software contains the</text:span></text:p>
      <text:p text:style-name="P22">following freedoms:</text:p>
      <text:p text:style-name="P19"><text:span text:style-name="T9">• The freedom to run the program, for any purpose </text:span><text:span text:style-name="T15">( freedom 0).</text:span></text:p>
      <text:p text:style-name="P22">• The freedom to study how the program works, and adapt it to your</text:p>
      <text:p text:style-name="P19"><text:span text:style-name="T9">needs </text:span><text:span text:style-name="T15">( freedom 1)</text:span><text:span text:style-name="T9">. Access to the source code is a precondition for this.</text:span></text:p>
      <text:p text:style-name="P22">• The freedom to redistribute copies so you can help your neighbor</text:p>
      <text:p text:style-name="P26">( freedom 2).</text:p>
      <text:p text:style-name="P22">• The freedom to improve the program, and release your improvements</text:p>
      <text:p text:style-name="P19"><text:span text:style-name="T9">to the public, so that the whole community benefits </text:span><text:span text:style-name="T15">( freedom 3).</text:span></text:p>
      <text:p text:style-name="P24">Access to the source code is a precondition for this.</text:p>
      <text:p text:style-name="P31"><text:span text:style-name="Emphasis"><text:span text:style-name="T23">…..</text:span></text:span><text:span text:style-name="Emphasis"><text:span text:style-name="T24">how do these map to architecture??</text:span></text:span></text:p>
      <text:p text:style-name="P17"><text:span text:style-name="Emphasis"><text:span text:style-name="T20">In architecture there is no substance</text:span></text:span></text:p>
      <text:p text:style-name="P21">that is concurrently both “editable source code” (genotype) and</text:p>
      <text:p text:style-name="P21">“usable artifact” (phenotype)</text:p>
      <text:p text:style-name="P21"/>
      <text:p text:style-name="P42"><text:span text:style-name="Emphasis"><text:span text:style-name="T20">spatial </text:span></text:span><text:span text:style-name="T21">“operating systems,”</text:span></text:p>
      <text:p text:style-name="P42"><text:span text:style-name="Emphasis"><text:span text:style-name="T20">“</text:span></text:span><text:span text:style-name="T21">concurrent versioning system” (CVS) for architecture</text:span></text:p>
      <text:p text:style-name="P40"/>
      <text:p text:style-name="P40">In an architectural context, a CVS would need</text:p>
      <text:p text:style-name="P39">to achieve two goals. First, it would enable the processes of development,</text:p>
      <text:p text:style-name="P39">testing and inhabitation to occur concurrently. Second, it would</text:p>
      <text:p text:style-name="P39">provide an infrastructure for different granularities of participation</text:p>
      <text:p text:style-name="P39">for each designer/participant.</text:p>
      <text:p text:style-name="P41"/>
      <text:p text:style-name="P39">[1] Build rather than design</text:p>
      <text:p text:style-name="P39">[2] Materials must come pre-broken</text:p>
      <text:p text:style-name="P39">[3] Make joints</text:p>
      <text:p text:style-name="P39">[4] Rubbish is the root of virtuosity</text:p>
      <text:p text:style-name="P39">[5] Collaborate with collaborators</text:p>
      <text:p text:style-name="P39">[6] Copying or not copying is irrelevant</text:p>
      <text:p text:style-name="P39">[7] Property must be invented</text:p>
      <text:p text:style-name="P29"/>
      <text:p text:style-name="P16"><text:span text:style-name="Emphasis"><text:span text:style-name="T14">- - - - - - - - - - - - - - - - - - - - - - - - - - - - - - - - - - - - - - - - - - - - - - - - - - - - - - - - - - - - - - - - - - - - -</text:span></text:span></text:p>
      <text:p text:style-name="P34"><text:span text:style-name="Emphasis"><text:span text:style-name="T16">devices for urban versioning....?? phenotypes for accessing genotypes.....</text:span></text:span></text:p>
      <text:p text:style-name="P35"><text:span text:style-name="Emphasis"><text:span text:style-name="T17">'COMMIT' <text:tab/><text:tab/>distillation and encoding <text:tab/><text:tab/>'ALGORITHM'</text:span></text:span></text:p>
      <text:p text:style-name="P35"><text:span text:style-name="Emphasis"><text:span text:style-name="T17">'BRANCH'<text:tab/><text:tab/>distribution and communication <text:tab/>'INTERFACE'</text:span></text:span></text:p>
      <text:p text:style-name="P35"><text:span text:style-name="Emphasis"><text:span text:style-name="T17">'MERGE' <text:tab/><text:tab/>re-assembly and analysis <text:tab/><text:tab/>'SIMULATION'</text:span></text:span></text:p>
      <text:p text:style-name="P28"><text:span text:style-name="Emphasis"><text:span text:style-name="T4">- - - - - - - - - - - - - - - - - - - - - - - - - - - - - - - - - - - - - - - - - - - - - - - - - - - - - - - - - - - - - - - - - - - -</text:span></text:span><text:span text:style-name="Emphasis"><text:span text:style-name="T22"> </text:span></text:span></text:p>
      <text:p text:style-name="P28"><text:span text:style-name="Emphasis"><text:span text:style-name="T22"/></text:span></text:p>
      <text:p text:style-name="P37"><text:span text:style-name="T21"/></text:p>
      <text:p text:style-name="P29"/>
      <text:p text:style-name="P18"><text:span text:style-name="Emphasis"><text:span text:style-name="T14">- - - - - - - - - - - - - - - - - - - - - - - - - - - - - - - - - - - - - - - - - - - - - - - - - - - - - - - - - - - - - - - - - - - - -</text:span></text:span></text:p>
      <text:p text:style-name="P32"><text:span text:style-name="Emphasis"><text:span text:style-name="T17">ben fry</text:span></text:span></text:p>
      <text:p text:style-name="P18"><text:span text:style-name="Emphasis"><text:span text:style-name="T19">The ability to collect, store, and manage data is increasing quickly, but </text:span></text:span></text:p>
      <text:p text:style-name="P33">our ability to understand it remains constant. In an attempt to gain </text:p>
      <text:p text:style-name="P33"><text:soft-page-break/>better understanding of data, fields such as information visualization, </text:p>
      <text:p text:style-name="P33">data mining and graphic design are employed, each solving an isolated </text:p>
      <text:p text:style-name="P33">part of the specific problem, but failing in a broader sense: there are </text:p>
      <text:p text:style-name="P33">too many unsolved problems in the visualization of complex data. As a </text:p>
      <text:p text:style-name="P33">solution, this dissertation proposes that the individual fields be brought </text:p>
      <text:p text:style-name="P33">together as part of a singular process titled Computational Information </text:p>
      <text:p text:style-name="P33">Design. </text:p>
      <text:p text:style-name="P33">This dissertation first examines the individual pedagogies of design, </text:p>
      <text:p text:style-name="P33">information, and computation with a focus on how they support one </text:p>
      <text:p text:style-name="P33">another as parts of a combined methodology for the exploration, </text:p>
      <text:p text:style-name="P33">analysis, and representation of complex data. Next, in order to make the </text:p>
      <text:p text:style-name="P33">process accessible to a wider audience, a tool is introduced to simplify </text:p>
      <text:p text:style-name="P33">the computational process for beginners, and can be used as a sketch</text:p>
      <text:p text:style-name="P33">-</text:p>
      <text:p text:style-name="P33">ing platform by more advanced users. Finally, a series of examples show </text:p>
      <text:p text:style-name="P33">how the methodology and tool can be used to address a range of data </text:p>
      <text:p text:style-name="P33">problems, in particular, the human geno</text:p>
      <text:p text:style-name="P4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MercuryTextG4-Italic" svg:font-family="MercuryTextG4-Italic" style:font-family-generic="roman"/>
    <style:font-face style:name="MercuryTextG4-Roman" svg:font-family="MercuryTextG4-Roman" style:font-family-generic="roman"/>
    <style:font-face style:name="MercuryTextG4-Semibold" svg:font-family="MercuryTextG4-Semibold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8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weight="bold" officeooo:rsid="004177f9" style:font-size-asian="10.5pt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3:04:48.62</meta:creation-date>
    <dc:date>2013-09-15T16:14:21.46</dc:date>
    <meta:editing-duration>PT15H17M2S</meta:editing-duration>
    <meta:editing-cycles>12</meta:editing-cycles>
    <meta:generator>LibreOffice/4.0.5.2$Windows_x86 LibreOffice_project/5464147a081647a250913f19c0715bca595af2f</meta:generator>
    <meta:document-statistic meta:table-count="0" meta:image-count="0" meta:object-count="0" meta:page-count="3" meta:paragraph-count="98" meta:word-count="946" meta:character-count="4891" meta:non-whitespace-character-count="4007"/>
  </office:meta>
</office:document-meta>
</file>